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19.2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4711a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xperimento_08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3" table:style-name="ce11"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Classe 1</text:p>
          </table:table-cell>
          <table:table-cell table:style-name="ce7" office:value-type="string" calcext:value-type="string">
            <text:p>Classe 2</text:p>
          </table:table-cell>
          <table:table-cell table:style-name="ce7" office:value-type="string" calcext:value-type="string">
            <text:p>Classe 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Classe 1</text:p>
          </table:table-cell>
          <table:table-cell table:style-name="ce8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7" office:value-type="string" calcext:value-type="string">
            <text:p>Classe 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7" office:value-type="string" calcext:value-type="string">
            <text:p>Classe 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3" table:style-name="ce11"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Classe 1</text:p>
          </table:table-cell>
          <table:table-cell table:style-name="ce7" office:value-type="string" calcext:value-type="string">
            <text:p>Classe 2</text:p>
          </table:table-cell>
          <table:table-cell table:style-name="ce7" office:value-type="string" calcext:value-type="string">
            <text:p>Classe 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Classe 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7" office:value-type="string" calcext:value-type="string">
            <text:p>Classe 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7" office:value-type="string" calcext:value-type="string">
            <text:p>Classe 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</table:table>
      <table:table table:name="Experimento_07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Classe 1</text:p>
          </table:table-cell>
          <table:table-cell table:style-name="ce7" office:value-type="string" calcext:value-type="string">
            <text:p>Classe 2</text:p>
          </table:table-cell>
          <table:table-cell table:style-name="ce7" office:value-type="string" calcext:value-type="string">
            <text:p>Classe 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Classe 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7" office:value-type="string" calcext:value-type="string">
            <text:p>Classe 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7" office:value-type="string" calcext:value-type="string">
            <text:p>Classe 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Classe 1</text:p>
          </table:table-cell>
          <table:table-cell table:style-name="ce7" office:value-type="string" calcext:value-type="string">
            <text:p>Classe 2</text:p>
          </table:table-cell>
          <table:table-cell table:style-name="ce7" office:value-type="string" calcext:value-type="string">
            <text:p>Classe 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Classe 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7" office:value-type="string" calcext:value-type="string">
            <text:p>Classe 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7" office:value-type="string" calcext:value-type="string">
            <text:p>Classe 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</table:table>
      <table:table table:name="Experimento_05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Classe 1</text:p>
          </table:table-cell>
          <table:table-cell table:style-name="ce7" office:value-type="string" calcext:value-type="string">
            <text:p>Classe 2</text:p>
          </table:table-cell>
          <table:table-cell table:style-name="ce7" office:value-type="string" calcext:value-type="string">
            <text:p>Classe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Classe 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7" office:value-type="string" calcext:value-type="string">
            <text:p>Classe 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7" office:value-type="string" calcext:value-type="string">
            <text:p>Classe 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Classe 1</text:p>
          </table:table-cell>
          <table:table-cell table:style-name="ce7" office:value-type="string" calcext:value-type="string">
            <text:p>Classe 2</text:p>
          </table:table-cell>
          <table:table-cell table:style-name="ce7" office:value-type="string" calcext:value-type="string">
            <text:p>Classe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Classe 1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7" office:value-type="string" calcext:value-type="string">
            <text:p>Classe 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7" office:value-type="string" calcext:value-type="string">
            <text:p>Classe 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Experimento_0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Experimento_0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Experimento_0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table:number-columns-repeated="2"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table:number-columns-repeated="2"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2"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setosa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-versicolor</text:p>
          </table:table-cell>
          <table:table-cell office:value-type="string" calcext:value-type="string">
            <text:p>Iris-virginica</text:p>
          </table:table-cell>
          <table:table-cell office:value-type="string" calcext:value-type="string">
            <text:p>Fail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Experimento_0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lidation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validação</text:p>
          </table:table-cell>
          <table:covered-table-cell table:style-name="ce4"/>
          <table:covered-table-cell table:number-columns-repeated="3"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Testing</text:p>
          </table:table-cell>
          <table:covered-table-cell table:number-columns-repeated="2" table:style-name="ce11"/>
          <table:covered-table-cell/>
          <table:table-cell/>
          <table:table-cell table:style-name="ce1" office:value-type="string" calcext:value-type="string" table:number-columns-spanned="5" table:number-rows-spanned="1">
            <text:p>Tabela de confusão para teste</text:p>
          </table:table-cell>
          <table:covered-table-cell table:style-name="ce4" office:value-type="string" calcext:value-type="string">
            <text:p>Testing</text:p>
          </table:covered-table-cell>
          <table:covered-table-cell table:number-columns-repeated="3"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 table:number-columns-spanned="4" table:number-rows-spanned="1">
            <text:p>Prediction</text:p>
          </table:table-cell>
          <table:covered-table-cell table:style-name="ce11"/>
          <table:covered-table-cell table:style-name="ce4"/>
          <table:covered-table-cell table:style-name="ce11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 table:number-columns-spanned="1" table:number-rows-spanned="4">
            <text:p>Actual</text:p>
          </table:table-cell>
          <table:table-cell table:style-name="ce6"/>
          <table:table-cell table:style-name="ce7" office:value-type="string" calcext:value-type="string">
            <text:p>Iris-setosa</text:p>
          </table:table-cell>
          <table:table-cell table:style-name="ce10" office:value-type="string" calcext:value-type="string">
            <text:p>Iris-versicolor</text:p>
          </table:table-cell>
          <table:table-cell table:style-name="ce10" office:value-type="string" calcext:value-type="string">
            <text:p>Iris-virginica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/>
          <table:covered-table-cell table:style-name="ce11"/>
          <table:table-cell table:style-name="ce7" office:value-type="string" calcext:value-type="string">
            <text:p>Iris-setosa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/>
          <table:covered-table-cell table:style-name="ce11"/>
          <table:table-cell table:style-name="ce10" office:value-type="string" calcext:value-type="string">
            <text:p>Iris-versicolor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11"/>
          <table:table-cell table:style-name="ce10" office:value-type="string" calcext:value-type="string">
            <text:p>Iris-virginica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setos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ersicolor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Iris-virginica</text:p>
          </table:table-cell>
          <table:table-cell office:value-type="string" calcext:value-type="string">
            <text:p>Success!!!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table table:name="Planilha3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alidating... 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l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ing... 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uccess!!!</text:p>
          </table:table-cell>
        </table:table-row>
      </table:table>
      <table:named-expressions/>
      <table:database-ranges>
        <table:database-range table:name="__Anonymous_Sheet_DB__0" table:target-range-address="Experimento_08.A2:Experimento_08.C2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Experimento_07.A2:Experimento_07.C29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Experimento_05.A32:Experimento_05.C52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3" table:target-range-address="Experimento_04.A28:Experimento_04.C48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4" table:target-range-address="Experimento_03.A28:Experimento_03.C48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5" table:target-range-address="Experimento_02.A28:Experimento_02.C48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6" table:target-range-address="Experimento_01.A28:Experimento_01.C48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7" table:target-range-address="Planilha3.A32:Planilha3.C5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8:56:11.6828045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8:24:57.332978229</meta:creation-date>
    <dc:date>2019-05-22T20:59:56.038331163</dc:date>
    <meta:editing-duration>PT4H18S</meta:editing-duration>
    <meta:editing-cycles>13</meta:editing-cycles>
    <meta:generator>LibreOffice/6.0.7.3$Linux_X86_64 LibreOffice_project/00m0$Build-3</meta:generator>
    <meta:document-statistic meta:table-count="8" meta:cell-count="1810" meta:object-count="0"/>
  </office:meta>
</office:document-meta>
</file>